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19d03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paragraph-rsid="0019d03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de" fo:country="DE" fo:font-style="normal" style:text-underline-style="none" fo:font-weight="normal" officeooo:paragraph-rsid="0019d03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de" fo:country="DE" fo:font-style="normal" style:text-underline-style="none" fo:font-weight="normal" officeooo:paragraph-rsid="001a20c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de" fo:country="DE" fo:font-style="normal" style:text-underline-style="none" fo:font-weight="normal" officeooo:paragraph-rsid="001c25c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de" fo:country="DE" fo:font-style="normal" style:text-underline-style="none" fo:font-weight="normal" officeooo:paragraph-rsid="001d1967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officeooo:rsid="0019d039"/>
    </style:style>
    <style:style style:name="T2" style:family="text">
      <style:text-properties officeooo:rsid="001a20ca"/>
    </style:style>
    <style:style style:name="T3" style:family="text">
      <style:text-properties style:text-underline-style="solid" style:text-underline-width="auto" style:text-underline-color="font-color" officeooo:rsid="0019d039"/>
    </style:style>
    <style:style style:name="T4" style:family="text">
      <style:text-properties fo:font-style="italic" style:text-underline-style="solid" style:text-underline-width="auto" style:text-underline-color="font-color" officeooo:rsid="0019d03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19d039" style:font-style-asian="italic" style:font-weight-asian="bold" style:font-style-complex="italic" style:font-weight-complex="bold"/>
    </style:style>
    <style:style style:name="T6" style:family="text">
      <style:text-properties officeooo:rsid="001c25c8"/>
    </style:style>
    <style:style style:name="T7" style:family="text">
      <style:text-properties officeooo:rsid="001d196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tungsschutzschalter:</text:span></text:p>
      <text:p text:style-name="P1"><text:span text:style-name="T1"/></text:p>
      <text:p text:style-name="P2"><text:span text:style-name="T1"/></text:p>
      <text:p text:style-name="P3"><text:span text:style-name="T1">- Nachteil: Schmelzsicherungen → funktionsgemäße Zerstörung</text:span></text:p>
      <text:p text:style-name="P3"><text:span text:style-name="T1">=&gt;<text:tab/>Leitungsschutzschaltern nach Auslösung wiedereinschaltbar.</text:span></text:p>
      <text:p text:style-name="P3"><text:span text:style-name="T1"/></text:p>
      <text:p text:style-name="P3"><text:span text:style-name="T1"/></text:p>
      <text:p text:style-name="P4"><text:span text:style-name="T5">Auslösemechanismen:</text:span><text:span text:style-name="T1"> </text:span></text:p>
      <text:p text:style-name="P4"><text:span text:style-name="T1"/></text:p>
      <text:p text:style-name="P4"><text:span text:style-name="T2">-</text:span><text:span text:style-name="T1"> Wärmewirkung </text:span><text:span text:style-name="T6">(träge)</text:span><text:span text:style-name="T1"> → Bimetall → Bewegung → Schaltvorgang</text:span></text:p>
      <text:p text:style-name="P4"><text:span text:style-name="T2"/></text:p>
      <text:p text:style-name="P4"><text:span text:style-name="T2">-</text:span><text:span text:style-name="T1"> elektromagnetisch </text:span><text:span text:style-name="T2">(flink)</text:span><text:span text:style-name="T1"> → Strom → Spule → Magnetfeld</text:span></text:p>
      <text:p text:style-name="P4"><text:span text:style-name="T1"><text:tab/><text:tab/><text:tab/> <text:s text:c="8"/>→ Kraftwirkung → Schaltvorgang</text:span></text:p>
      <text:p text:style-name="P3"><text:span text:style-name="T1"><text:tab/><text:tab/><text:tab/></text:span></text:p>
      <text:p text:style-name="P3"><text:span text:style-name="T1"/></text:p>
      <text:p text:style-name="P5"><text:span text:style-name="T6">träge = Schutz vor Überlastung</text:span></text:p>
      <text:p text:style-name="P5"><text:span text:style-name="T6">flink = Schutz vor Kurzschluss</text:span></text:p>
      <text:p text:style-name="P3"><text:span text:style-name="T1"/></text:p>
      <text:p text:style-name="P6"><text:span text:style-name="T7"/></text:p>
      <text:p text:style-name="P6"><text:span text:style-name="T7"/></text:p>
      <text:p text:style-name="P6"><text:span text:style-name="T7">Kennlinie (Stromzeitkennlinie)</text:span></text:p>
      <text:p text:style-name="P6"><text:span text:style-name="T7"/></text:p>
      <text:p text:style-name="P6"><draw:line text:anchor-type="paragraph" draw:z-index="0" draw:style-name="gr1" draw:text-style-name="P7" svg:x1="-0.0535in" svg:y1="0.5445in" svg:x2="-0.0535in" svg:y2="1.6902in"><text:p/></draw:line><draw:line text:anchor-type="paragraph" draw:z-index="1" draw:style-name="gr1" draw:text-style-name="P7" svg:x1="-0.0535in" svg:y1="1.6902in" svg:x2="1.1965in" svg:y2="1.6902in"><text:p/></draw:line><draw:path text:anchor-type="paragraph" draw:z-index="2" draw:style-name="gr1" draw:text-style-name="P7" svg:width="1.0776in" svg:height="1.0528in" draw:transform="rotate (-1.68145020137134) translate (1.13847071987351in 0.671091967957189in)" svg:viewBox="0 0 2738 2675" svg:d="m0 2673c264 12 526-61 789-87 386-38 590-355 783-620 162-222 11-537 44-803 35-292-224-596-67-845 148-235 519-134 783-140l254-108 152-70"><text:p/></draw:path><draw:line text:anchor-type="paragraph" draw:z-index="3" draw:style-name="gr1" draw:text-style-name="P7" svg:x1="0.9673in" svg:y1="0.5547in" svg:x2="0.9465in" svg:y2="1.6902in"><text:p/></draw:line><text:span text:style-name="T7">- 2 verschiedene Abschnit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26T11:58:01</meta:creation-date>
    <dc:date>2013-03-26T12:25:43</dc:date>
    <dc:creator>root </dc:creator>
    <meta:editing-duration>PT11M26S</meta:editing-duration>
    <meta:editing-cycles>5</meta:editing-cycles>
    <meta:generator>LibreOffice/4.0.0.2$Linux_x86 LibreOffice_project/408fe71bd18616c467b3dcd7ab6756528ffcae2</meta:generator>
    <meta:document-statistic meta:table-count="0" meta:image-count="0" meta:object-count="0" meta:page-count="1" meta:paragraph-count="12" meta:word-count="51" meta:character-count="441" meta:non-whitespace-character-count="385"/>
  </office:meta>
</office:document-meta>
</file>